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6" table:number-columns-repeated="5" table:default-cell-style-name="ce1"/>
        <table:table-column table:style-name="co7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table:number-columns-spanned="5" table:number-rows-spanned="1">
            <text:p>Resource</text:p>
          </table:table-cell>
          <table:covered-table-cell table:number-columns-repeated="4"/>
          <table:table-cell office:value-type="string" table:number-columns-spanned="5" table:number-rows-spanned="1">
            <text:p>Specialist</text:p>
          </table:table-cell>
          <table:covered-table-cell table:number-columns-repeated="4"/>
        </table:table-row>
        <table:table-row table:style-name="ro1">
          <table:table-cell office:value-type="string">
            <text:p>Age</text:p>
          </table:table-cell>
          <table:table-cell office:value-type="string">
            <text:p>Age Spee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Attack</text:p>
          </table:table-cell>
          <table:table-cell table:style-name="Default" office:value-type="string">
            <text:p>Defense</text:p>
          </table:table-cell>
          <table:table-cell office:value-type="string">
            <text:p>HP</text:p>
          </table:table-cell>
          <table:table-cell office:value-type="string">
            <text:p>Attack Times</text:p>
          </table:table-cell>
          <table:table-cell office:value-type="string">
            <text:p>Movement Cost</text:p>
          </table:table-cell>
          <table:table-cell office:value-type="string">
            <text:p>Food</text:p>
          </table:table-cell>
          <table:table-cell office:value-type="string">
            <text:p>Horses</text:p>
          </table:table-cell>
          <table:table-cell office:value-type="string">
            <text:p>Wood</text:p>
          </table:table-cell>
          <table:table-cell office:value-type="string">
            <text:p>Iron Ore</text:p>
          </table:table-cell>
          <table:table-cell office:value-type="string">
            <text:p>Oil</text:p>
          </table:table-cell>
          <table:table-cell office:value-type="string">
            <text:p>Warrior</text:p>
          </table:table-cell>
          <table:table-cell office:value-type="string">
            <text:p>Tinker</text:p>
          </table:table-cell>
          <table:table-cell office:value-type="string">
            <text:p>Mechanic</text:p>
          </table:table-cell>
          <table:table-cell office:value-type="string">
            <text:p>Engineer</text:p>
          </table:table-cell>
          <table:table-cell office:value-type="string">
            <text:p>Trader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Cheap Infantry</text:p>
          </table:table-cell>
          <table:table-cell office:value-type="string">
            <text:p>Axemen</text:p>
          </table:table-cell>
          <table:table-cell office:value-type="string">
            <text:p>1d3</text:p>
          </table:table-cell>
          <table:table-cell table:style-name="Default" office:value-type="string">
            <text:p>1d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10-[.H3]*10*[.B3]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Quick Infrantry</text:p>
          </table:table-cell>
          <table:table-cell office:value-type="string">
            <text:p>Riders</text:p>
          </table:table-cell>
          <table:table-cell office:value-type="string">
            <text:p>1d3</text:p>
          </table:table-cell>
          <table:table-cell table:style-name="Default" office:value-type="string">
            <text:p>1d1</text:p>
          </table:table-cell>
          <table:table-cell table:number-columns-repeated="2" office:value-type="float" office:value="2">
            <text:p>2</text:p>
          </table:table-cell>
          <table:table-cell table:formula="of:=110-[.H4]*10*[.B4]"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Defense</text:p>
          </table:table-cell>
          <table:table-cell office:value-type="string">
            <text:p>Spearmen</text:p>
          </table:table-cell>
          <table:table-cell office:value-type="string">
            <text:p>1d1</text:p>
          </table:table-cell>
          <table:table-cell table:style-name="Default" office:value-type="string">
            <text:p>1d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10-[.H5]*10*[.B5]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Siege</text:p>
          </table:table-cell>
          <table:table-cell office:value-type="string">
            <text:p>Sledgemen</text:p>
          </table:table-cell>
          <table:table-cell office:value-type="string">
            <text:p>2d2</text:p>
          </table:table-cell>
          <table:table-cell table:style-name="Default" office:value-type="string">
            <text:p>1d1</text:p>
          </table:table-cell>
          <table:table-cell table:number-columns-repeated="2" office:value-type="float" office:value="1">
            <text:p>1</text:p>
          </table:table-cell>
          <table:table-cell table:formula="of:=110-[.H6]*10*[.B6]"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string">
            <text:p>Boat</text:p>
          </table:table-cell>
          <table:table-cell office:value-type="string">
            <text:p>1d1</text:p>
          </table:table-cell>
          <table:table-cell table:style-name="Default" office:value-type="string">
            <text:p>1d1</text:p>
          </table:table-cell>
          <table:table-cell table:number-columns-repeated="2" office:value-type="float" office:value="1">
            <text:p>1</text:p>
          </table:table-cell>
          <table:table-cell table:formula="of:=110-[.H7]*10*[.B7]"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ron</text:p>
          </table:table-cell>
          <table:table-cell office:value-type="float" office:value="2">
            <text:p>2</text:p>
          </table:table-cell>
          <table:table-cell office:value-type="string">
            <text:p>Cheap Infantry</text:p>
          </table:table-cell>
          <table:table-cell office:value-type="string">
            <text:p>Legion</text:p>
          </table:table-cell>
          <table:table-cell office:value-type="string">
            <text:p>1d4</text:p>
          </table:table-cell>
          <table:table-cell table:style-name="Default" office:value-type="string">
            <text:p>1d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10-[.H8]*10*[.B8]"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Iron</text:p>
          </table:table-cell>
          <table:table-cell office:value-type="float" office:value="2">
            <text:p>2</text:p>
          </table:table-cell>
          <table:table-cell office:value-type="string">
            <text:p>Quick Infrantry</text:p>
          </table:table-cell>
          <table:table-cell office:value-type="string">
            <text:p>Charriots</text:p>
          </table:table-cell>
          <table:table-cell office:value-type="string">
            <text:p>2d2</text:p>
          </table:table-cell>
          <table:table-cell table:style-name="Default" office:value-type="string">
            <text:p>1d2</text:p>
          </table:table-cell>
          <table:table-cell table:number-columns-repeated="2" office:value-type="float" office:value="2">
            <text:p>2</text:p>
          </table:table-cell>
          <table:table-cell table:formula="of:=110-[.H9]*10*[.B9]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Iron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Phalanx</text:p>
          </table:table-cell>
          <table:table-cell office:value-type="string">
            <text:p>1d2</text:p>
          </table:table-cell>
          <table:table-cell table:style-name="Default" office:value-type="string">
            <text:p>2d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10-[.H10]*10*[.B10]"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Iron</text:p>
          </table:table-cell>
          <table:table-cell office:value-type="float" office:value="2">
            <text:p>2</text:p>
          </table:table-cell>
          <table:table-cell office:value-type="string">
            <text:p>Siege</text:p>
          </table:table-cell>
          <table:table-cell office:value-type="string">
            <text:p>Catapult</text:p>
          </table:table-cell>
          <table:table-cell office:value-type="string">
            <text:p>2d3</text:p>
          </table:table-cell>
          <table:table-cell table:style-name="Default" office:value-type="string">
            <text:p>1d1</text:p>
          </table:table-cell>
          <table:table-cell table:number-columns-repeated="2" office:value-type="float" office:value="1">
            <text:p>1</text:p>
          </table:table-cell>
          <table:table-cell table:formula="of:=110-[.H11]*10*[.B11]" office:value-type="float" office:value="90">
            <text:p>9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Iron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string">
            <text:p>Trireme</text:p>
          </table:table-cell>
          <table:table-cell office:value-type="string">
            <text:p>2d2</text:p>
          </table:table-cell>
          <table:table-cell table:style-name="Default" office:value-type="string">
            <text:p>1d2</text:p>
          </table:table-cell>
          <table:table-cell table:formula="of:=[.G7]+1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110-[.H12]*10*[.B12]" office:value-type="float" office:value="70">
            <text:p>7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Medieval</text:p>
          </table:table-cell>
          <table:table-cell office:value-type="float" office:value="2">
            <text:p>2</text:p>
          </table:table-cell>
          <table:table-cell office:value-type="string">
            <text:p>Cheap Infantry</text:p>
          </table:table-cell>
          <table:table-cell office:value-type="string">
            <text:p>Swordsmen</text:p>
          </table:table-cell>
          <table:table-cell office:value-type="string">
            <text:p>2d2</text:p>
          </table:table-cell>
          <table:table-cell table:style-name="Default" office:value-type="string">
            <text:p>1d3</text:p>
          </table:table-cell>
          <table:table-cell table:formula="of:=[.G8]+1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10-[.H13]*10*[.B13]"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Medieval</text:p>
          </table:table-cell>
          <table:table-cell office:value-type="float" office:value="2">
            <text:p>2</text:p>
          </table:table-cell>
          <table:table-cell office:value-type="string">
            <text:p>Quick Infrantry</text:p>
          </table:table-cell>
          <table:table-cell office:value-type="string">
            <text:p>Knights</text:p>
          </table:table-cell>
          <table:table-cell office:value-type="string">
            <text:p>2d3</text:p>
          </table:table-cell>
          <table:table-cell table:style-name="Default" office:value-type="string">
            <text:p>1d3</text:p>
          </table:table-cell>
          <table:table-cell table:formula="of:=[.G9]+1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10-[.H14]*10*[.B14]"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Medieval</text:p>
          </table:table-cell>
          <table:table-cell office:value-type="float" office:value="2">
            <text:p>2</text:p>
          </table:table-cell>
          <table:table-cell office:value-type="string">
            <text:p>Defense</text:p>
          </table:table-cell>
          <table:table-cell office:value-type="string">
            <text:p>Lancers</text:p>
          </table:table-cell>
          <table:table-cell office:value-type="string">
            <text:p>1d4</text:p>
          </table:table-cell>
          <table:table-cell table:style-name="Default" office:value-type="string">
            <text:p>2d3</text:p>
          </table:table-cell>
          <table:table-cell table:formula="of:=[.G10]+1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10-[.H15]*10*[.B15]"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Medieval</text:p>
          </table:table-cell>
          <table:table-cell office:value-type="float" office:value="2">
            <text:p>2</text:p>
          </table:table-cell>
          <table:table-cell office:value-type="string">
            <text:p>Siege</text:p>
          </table:table-cell>
          <table:table-cell office:value-type="string">
            <text:p>Onager</text:p>
          </table:table-cell>
          <table:table-cell office:value-type="string">
            <text:p>2d4</text:p>
          </table:table-cell>
          <table:table-cell table:style-name="Default" office:value-type="string">
            <text:p>1d2</text:p>
          </table:table-cell>
          <table:table-cell table:formula="of:=[.G11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10-[.H16]*10*[.B16]" office:value-type="float" office:value="90">
            <text:p>9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Medieval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string">
            <text:p>Frigate</text:p>
          </table:table-cell>
          <table:table-cell office:value-type="string">
            <text:p>2d3</text:p>
          </table:table-cell>
          <table:table-cell table:style-name="Default" office:value-type="string">
            <text:p>2d3</text:p>
          </table:table-cell>
          <table:table-cell table:formula="of:=[.G12]+1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10-[.H17]*10*[.B17]" office:value-type="float" office:value="70">
            <text:p>7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Industrial</text:p>
          </table:table-cell>
          <table:table-cell office:value-type="float" office:value="3">
            <text:p>3</text:p>
          </table:table-cell>
          <table:table-cell office:value-type="string">
            <text:p>Cheap Infantry</text:p>
          </table:table-cell>
          <table:table-cell office:value-type="string">
            <text:p>Musketeer</text:p>
          </table:table-cell>
          <table:table-cell office:value-type="string">
            <text:p>2d3</text:p>
          </table:table-cell>
          <table:table-cell office:value-type="string">
            <text:p>1d4</text:p>
          </table:table-cell>
          <table:table-cell table:formula="of:=[.G13]+1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10-[.H18]*10*[.B18]"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Industrial</text:p>
          </table:table-cell>
          <table:table-cell office:value-type="float" office:value="3">
            <text:p>3</text:p>
          </table:table-cell>
          <table:table-cell office:value-type="string">
            <text:p>Quick Infrantry</text:p>
          </table:table-cell>
          <table:table-cell office:value-type="string">
            <text:p>Dragoon</text:p>
          </table:table-cell>
          <table:table-cell office:value-type="string">
            <text:p>2d3</text:p>
          </table:table-cell>
          <table:table-cell office:value-type="string">
            <text:p>1d3</text:p>
          </table:table-cell>
          <table:table-cell table:formula="of:=[.G14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110-[.H19]*10*[.B19]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Industrial</text:p>
          </table:table-cell>
          <table:table-cell office:value-type="float" office:value="3">
            <text:p>3</text:p>
          </table:table-cell>
          <table:table-cell office:value-type="string">
            <text:p>Defense</text:p>
          </table:table-cell>
          <table:table-cell office:value-type="string">
            <text:p>Rifleman</text:p>
          </table:table-cell>
          <table:table-cell office:value-type="string">
            <text:p>2d2</text:p>
          </table:table-cell>
          <table:table-cell office:value-type="string">
            <text:p>2d4</text:p>
          </table:table-cell>
          <table:table-cell table:formula="of:=[.G15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10-[.H20]*10*[.B20]"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Industrial</text:p>
          </table:table-cell>
          <table:table-cell office:value-type="float" office:value="3">
            <text:p>3</text:p>
          </table:table-cell>
          <table:table-cell office:value-type="string">
            <text:p>Siege</text:p>
          </table:table-cell>
          <table:table-cell office:value-type="string">
            <text:p>Artillery</text:p>
          </table:table-cell>
          <table:table-cell office:value-type="string">
            <text:p>5d2</text:p>
          </table:table-cell>
          <table:table-cell office:value-type="string">
            <text:p>1d2</text:p>
          </table:table-cell>
          <table:table-cell table:formula="of:=[.G16]+1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10-[.H21]*10*[.B21]"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ndustrial</text:p>
          </table:table-cell>
          <table:table-cell office:value-type="float" office:value="3">
            <text:p>3</text:p>
          </table:table-cell>
          <table:table-cell office:value-type="string">
            <text:p>Water</text:p>
          </table:table-cell>
          <table:table-cell office:value-type="string">
            <text:p>Steamboat</text:p>
          </table:table-cell>
          <table:table-cell office:value-type="string">
            <text:p>4d2</text:p>
          </table:table-cell>
          <table:table-cell office:value-type="string">
            <text:p>2d4</text:p>
          </table:table-cell>
          <table:table-cell table:formula="of:=[.G17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110-[.H22]*10*[.B22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Modern</text:p>
          </table:table-cell>
          <table:table-cell office:value-type="float" office:value="4">
            <text:p>4</text:p>
          </table:table-cell>
          <table:table-cell office:value-type="string">
            <text:p>Cheap Infantry</text:p>
          </table:table-cell>
          <table:table-cell office:value-type="string">
            <text:p>SMG Commando</text:p>
          </table:table-cell>
          <table:table-cell office:value-type="string">
            <text:p>4d2</text:p>
          </table:table-cell>
          <table:table-cell office:value-type="string">
            <text:p>2d3</text:p>
          </table:table-cell>
          <table:table-cell table:formula="of:=[.G18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10-[.H23]*10*[.B23]"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odern</text:p>
          </table:table-cell>
          <table:table-cell office:value-type="float" office:value="4">
            <text:p>4</text:p>
          </table:table-cell>
          <table:table-cell office:value-type="string">
            <text:p>Quick Infantry</text:p>
          </table:table-cell>
          <table:table-cell office:value-type="string">
            <text:p>Boogie Commando</text:p>
          </table:table-cell>
          <table:table-cell office:value-type="string">
            <text:p>4d2</text:p>
          </table:table-cell>
          <table:table-cell office:value-type="string">
            <text:p>2d3</text:p>
          </table:table-cell>
          <table:table-cell table:formula="of:=[.G19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10-[.H24]*10*[.B24]"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Modern</text:p>
          </table:table-cell>
          <table:table-cell office:value-type="float" office:value="4">
            <text:p>4</text:p>
          </table:table-cell>
          <table:table-cell office:value-type="string">
            <text:p>Defense</text:p>
          </table:table-cell>
          <table:table-cell office:value-type="string">
            <text:p>Urban Forces</text:p>
          </table:table-cell>
          <table:table-cell office:value-type="string">
            <text:p>2d2</text:p>
          </table:table-cell>
          <table:table-cell office:value-type="string">
            <text:p>2d5</text:p>
          </table:table-cell>
          <table:table-cell table:formula="of:=[.G20]+1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10-[.H25]*10*[.B25]"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odern</text:p>
          </table:table-cell>
          <table:table-cell office:value-type="float" office:value="4">
            <text:p>4</text:p>
          </table:table-cell>
          <table:table-cell office:value-type="string">
            <text:p>Siege</text:p>
          </table:table-cell>
          <table:table-cell office:value-type="string">
            <text:p>Armored Tanks</text:p>
          </table:table-cell>
          <table:table-cell office:value-type="string">
            <text:p>5d3</text:p>
          </table:table-cell>
          <table:table-cell office:value-type="string">
            <text:p>2d3</text:p>
          </table:table-cell>
          <table:table-cell table:formula="of:=[.G21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110-[.H26]*10*[.B26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odern</text:p>
          </table:table-cell>
          <table:table-cell office:value-type="float" office:value="4">
            <text:p>4</text:p>
          </table:table-cell>
          <table:table-cell office:value-type="string">
            <text:p>Water</text:p>
          </table:table-cell>
          <table:table-cell office:value-type="string">
            <text:p>Destroyer</text:p>
          </table:table-cell>
          <table:table-cell office:value-type="string">
            <text:p>6d3</text:p>
          </table:table-cell>
          <table:table-cell office:value-type="string">
            <text:p>4d3</text:p>
          </table:table-cell>
          <table:table-cell table:formula="of:=[.G22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10-[.H27]*10*[.B27]"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Future</text:p>
          </table:table-cell>
          <table:table-cell office:value-type="float" office:value="5">
            <text:p>5</text:p>
          </table:table-cell>
          <table:table-cell office:value-type="string">
            <text:p>Cheap Infantry</text:p>
          </table:table-cell>
          <table:table-cell office:value-type="string">
            <text:p>Warrior Troop</text:p>
          </table:table-cell>
          <table:table-cell office:value-type="string">
            <text:p>5d2</text:p>
          </table:table-cell>
          <table:table-cell office:value-type="string">
            <text:p>2d3</text:p>
          </table:table-cell>
          <table:table-cell table:formula="of:=[.G23]+1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10-[.H28]*10*[.B28]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Future</text:p>
          </table:table-cell>
          <table:table-cell office:value-type="float" office:value="5">
            <text:p>5</text:p>
          </table:table-cell>
          <table:table-cell office:value-type="string">
            <text:p>Quick Infrantry</text:p>
          </table:table-cell>
          <table:table-cell office:value-type="string">
            <text:p>Phantom Mecha</text:p>
          </table:table-cell>
          <table:table-cell office:value-type="string">
            <text:p>5d2</text:p>
          </table:table-cell>
          <table:table-cell office:value-type="string">
            <text:p>2d3</text:p>
          </table:table-cell>
          <table:table-cell table:formula="of:=[.G24]+1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10-[.H29]*10*[.B29]"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Future</text:p>
          </table:table-cell>
          <table:table-cell office:value-type="float" office:value="5">
            <text:p>5</text:p>
          </table:table-cell>
          <table:table-cell office:value-type="string">
            <text:p>Defense</text:p>
          </table:table-cell>
          <table:table-cell office:value-type="string">
            <text:p>ADS Unit</text:p>
          </table:table-cell>
          <table:table-cell office:value-type="string">
            <text:p>5d2</text:p>
          </table:table-cell>
          <table:table-cell office:value-type="string">
            <text:p>2d5</text:p>
          </table:table-cell>
          <table:table-cell table:formula="of:=[.G25]+1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10-[.H30]*10*[.B30]"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Future</text:p>
          </table:table-cell>
          <table:table-cell office:value-type="float" office:value="5">
            <text:p>5</text:p>
          </table:table-cell>
          <table:table-cell office:value-type="string">
            <text:p>Siege</text:p>
          </table:table-cell>
          <table:table-cell office:value-type="string">
            <text:p>Laser Cannon</text:p>
          </table:table-cell>
          <table:table-cell office:value-type="string">
            <text:p>6d3</text:p>
          </table:table-cell>
          <table:table-cell office:value-type="string">
            <text:p>2d3</text:p>
          </table:table-cell>
          <table:table-cell table:formula="of:=[.G26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10-[.H31]*10*[.B31]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Future</text:p>
          </table:table-cell>
          <table:table-cell office:value-type="float" office:value="5">
            <text:p>5</text:p>
          </table:table-cell>
          <table:table-cell office:value-type="string">
            <text:p>Water</text:p>
          </table:table-cell>
          <table:table-cell office:value-type="string">
            <text:p>Typhoon USV</text:p>
          </table:table-cell>
          <table:table-cell office:value-type="string">
            <text:p>7d3</text:p>
          </table:table-cell>
          <table:table-cell office:value-type="string">
            <text:p>4d3</text:p>
          </table:table-cell>
          <table:table-cell table:formula="of:=[.G27]+1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10-[.H32]*10*[.B32]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Commerce</text:p>
          </table:table-cell>
          <table:table-cell office:value-type="string">
            <text:p>Caravan</text:p>
          </table:table-cell>
          <table:table-cell office:value-type="string">
            <text:p>1d1</text:p>
          </table:table-cell>
          <table:table-cell office:value-type="string">
            <text:p>1d2</text:p>
          </table:table-cell>
          <table:table-cell table:number-columns-repeated="2" office:value-type="float" office:value="1">
            <text:p>1</text:p>
          </table:table-cell>
          <table:table-cell table:formula="of:=110-[.H33]*10*[.B33]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dustrial</text:p>
          </table:table-cell>
          <table:table-cell office:value-type="float" office:value="4">
            <text:p>4</text:p>
          </table:table-cell>
          <table:table-cell office:value-type="string">
            <text:p>Commerce</text:p>
          </table:table-cell>
          <table:table-cell office:value-type="string">
            <text:p>Truck Caravan</text:p>
          </table:table-cell>
          <table:table-cell office:value-type="string">
            <text:p>1d1</text:p>
          </table:table-cell>
          <table:table-cell office:value-type="string">
            <text:p>2d4</text:p>
          </table:table-cell>
          <table:table-cell table:number-columns-repeated="2" office:value-type="float" office:value="1">
            <text:p>1</text:p>
          </table:table-cell>
          <table:table-cell table:formula="of:=110-[.H34]*10*[.B34]" office:value-type="float" office:value="70">
            <text:p>7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Settlement</text:p>
          </table:table-cell>
          <table:table-cell office:value-type="string">
            <text:p>Settler</text:p>
          </table:table-cell>
          <table:table-cell table:number-columns-repeated="2" office:value-type="string">
            <text:p>1d1</text:p>
          </table:table-cell>
          <table:table-cell table:number-columns-repeated="2" office:value-type="float" office:value="1">
            <text:p>1</text:p>
          </table:table-cell>
          <table:table-cell table:formula="of:=110-[.H35]*10*[.B35]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edieval</text:p>
          </table:table-cell>
          <table:table-cell office:value-type="float" office:value="3">
            <text:p>3</text:p>
          </table:table-cell>
          <table:table-cell office:value-type="string">
            <text:p>Settlement</text:p>
          </table:table-cell>
          <table:table-cell office:value-type="string">
            <text:p>Emmigrants</text:p>
          </table:table-cell>
          <table:table-cell table:number-columns-repeated="2" office:value-type="string">
            <text:p>1d1</text:p>
          </table:table-cell>
          <table:table-cell table:number-columns-repeated="2" office:value-type="float" office:value="1">
            <text:p>1</text:p>
          </table:table-cell>
          <table:table-cell table:formula="of:=110-[.H36]*10*[.B36]"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 table:number-rows-repeated="6549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/03/2010</text:date>, <text:time>14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tiago Zapata</meta:initial-creator>
    <meta:creation-date>2010-03-14T13:28:10.37</meta:creation-date>
    <dc:date>2010-03-14T14:24:02.82</dc:date>
    <dc:creator>Santiago Zapata</dc:creator>
    <meta:editing-duration>PT00H20M02S</meta:editing-duration>
    <meta:editing-cycles>1</meta:editing-cycles>
    <meta:generator>OpenOffice.org/3.0$Win32 OpenOffice.org_project/300m15$Build-9379</meta:generator>
    <meta:document-statistic meta:table-count="3" meta:cell-count="454" meta:object-count="0"/>
    <meta:user-defined meta:name="Info 1"/>
    <meta:user-defined meta:name="Info 2"/>
    <meta:user-defined meta:name="Info 3"/>
    <meta:user-defined meta:name="Info 4"/>
  </office:meta>
</office:document-meta>
</file>